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aa2" officeooo:paragraph-rsid="0019faa2"/>
    </style:style>
    <style:style style:name="P2" style:family="paragraph" style:parent-style-name="Standard">
      <style:text-properties officeooo:rsid="001adafe" officeooo:paragraph-rsid="001adafe"/>
    </style:style>
    <style:style style:name="P3" style:family="paragraph" style:parent-style-name="Standard">
      <style:text-properties officeooo:rsid="001cc2e2" officeooo:paragraph-rsid="001cc2e2"/>
    </style:style>
    <style:style style:name="P4" style:family="paragraph" style:parent-style-name="Standard">
      <style:text-properties officeooo:rsid="001d885f" officeooo:paragraph-rsid="001d885f"/>
    </style:style>
    <style:style style:name="P5" style:family="paragraph" style:parent-style-name="Standard">
      <style:text-properties officeooo:rsid="001f823e" officeooo:paragraph-rsid="001f823e"/>
    </style:style>
    <style:style style:name="P6" style:family="paragraph" style:parent-style-name="Standard">
      <style:text-properties officeooo:rsid="00216a3a" officeooo:paragraph-rsid="00216a3a"/>
    </style:style>
    <style:style style:name="P7" style:family="paragraph" style:parent-style-name="Standard">
      <style:text-properties officeooo:rsid="002322a1" officeooo:paragraph-rsid="002322a1"/>
    </style:style>
    <style:style style:name="P8" style:family="paragraph" style:parent-style-name="Standard">
      <style:text-properties officeooo:rsid="002579c4" officeooo:paragraph-rsid="002579c4"/>
    </style:style>
    <style:style style:name="P9" style:family="paragraph" style:parent-style-name="Standard">
      <style:text-properties officeooo:rsid="00271fb2" officeooo:paragraph-rsid="00271fb2"/>
    </style:style>
    <style:style style:name="P10" style:family="paragraph" style:parent-style-name="Standard">
      <style:text-properties officeooo:rsid="00283cdc" officeooo:paragraph-rsid="00283cdc"/>
    </style:style>
    <style:style style:name="P11" style:family="paragraph" style:parent-style-name="Standard">
      <style:text-properties officeooo:rsid="0029cc67" officeooo:paragraph-rsid="0029cc67"/>
    </style:style>
    <style:style style:name="P12" style:family="paragraph" style:parent-style-name="Standard">
      <style:text-properties officeooo:rsid="002a978c" officeooo:paragraph-rsid="002a978c"/>
    </style:style>
    <style:style style:name="P13" style:family="paragraph" style:parent-style-name="Standard">
      <style:text-properties officeooo:rsid="002c0b44" officeooo:paragraph-rsid="002c0b44"/>
    </style:style>
    <style:style style:name="P14" style:family="paragraph" style:parent-style-name="Standard">
      <style:text-properties officeooo:rsid="002d478a" officeooo:paragraph-rsid="002d478a"/>
    </style:style>
    <style:style style:name="P15" style:family="paragraph" style:parent-style-name="Standard">
      <style:text-properties officeooo:rsid="002fbbf0" officeooo:paragraph-rsid="002fbbf0"/>
    </style:style>
    <style:style style:name="P16" style:family="paragraph" style:parent-style-name="Standard">
      <style:text-properties officeooo:rsid="002fbbf0" officeooo:paragraph-rsid="002fbb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pyrus</text:p>
      <text:p text:style-name="P1"/>
      <text:p text:style-name="P1">Les besoins d’affichage</text:p>
      <text:p text:style-name="P1"/>
      <text:p text:style-name="P2">1.</text:p>
      <text:p text:style-name="P2">SELECT numcom, nomfou</text:p>
      <text:p text:style-name="P2">FROM entcom</text:p>
      <text:p text:style-name="P2">JOIN fournis</text:p>
      <text:p text:style-name="P2">ON entcom.numfou = fournis.numfou</text:p>
      <text:p text:style-name="P2">WHERE fournis.numfou = "09120"</text:p>
      <text:p text:style-name="P2"/>
      <text:p text:style-name="P2">2.</text:p>
      <text:p text:style-name="P2">SELECT fournis.numfou</text:p>
      <text:p text:style-name="P2">FROM entcom</text:p>
      <text:p text:style-name="P2">JOIN fournis</text:p>
      <text:p text:style-name="P2">ON entcom.numfou = fournis.numfou</text:p>
      <text:p text:style-name="P2">WHERE fournis.numfou IS NOT NULL</text:p>
      <text:p text:style-name="P2">GROUP by fournis.numfou</text:p>
      <text:p text:style-name="P2"/>
      <text:p text:style-name="P2">3.</text:p>
      <text:p text:style-name="P2">SELECT fournis.numfou, COUNT(*)</text:p>
      <text:p text:style-name="P2">FROM entcom</text:p>
      <text:p text:style-name="P2">JOIN fournis</text:p>
      <text:p text:style-name="P2">ON entcom.numfou = fournis.numfou</text:p>
      <text:p text:style-name="P2">WHERE fournis.numfou IS NOT NULL</text:p>
      <text:p text:style-name="P2">GROUP by fournis.numfou</text:p>
      <text:p text:style-name="P2"/>
      <text:p text:style-name="P3">4.</text:p>
      <text:p text:style-name="P3">SELECT codart, libart, stkphy, stkale, qteann</text:p>
      <text:p text:style-name="P3">FROM produit</text:p>
      <text:p text:style-name="P3">WHERE stkphy &lt;= stkale AND qteann &lt; 1001</text:p>
      <text:p text:style-name="P3"/>
      <text:p text:style-name="P4">5.</text:p>
      <text:p text:style-name="P4">SELECT SUBSTRING(posfou,1,2), nomfou</text:p>
      <text:p text:style-name="P4">FROM fournis</text:p>
      <text:p text:style-name="P4">WHERE SUBSTRING(posfou,1,2)= 75 </text:p>
      <text:p text:style-name="P4">OR SUBSTRING(posfou,1,2)= 78</text:p>
      <text:p text:style-name="P4">OR SUBSTRING(posfou,1,2)= 92 </text:p>
      <text:p text:style-name="P4">OR SUBSTRING(posfou,1,2)= 77 </text:p>
      <text:p text:style-name="P4">ORDER BY posfou DESC, nomfou ASC</text:p>
      <text:p text:style-name="P4"/>
      <text:p text:style-name="P5">6.</text:p>
      <text:p text:style-name="P5">SELECT datcom, numcom</text:p>
      <text:p text:style-name="P5">FROM entcom</text:p>
      <text:p text:style-name="P5">WHERE MONTH(datcom) = 03</text:p>
      <text:p text:style-name="P5">OR MONTH(datcom) = 04</text:p>
      <text:p text:style-name="P5"/>
      <text:p text:style-name="P6">7.</text:p>
      <text:p text:style-name="P6">SELECT datcom, numcom, obscom</text:p>
      <text:p text:style-name="P6">FROM entcom</text:p>
      <text:p text:style-name="P6">WHERE obscom != ""</text:p>
      <text:p text:style-name="P6"/>
      <text:p text:style-name="P6"><text:soft-page-break/>8.</text:p>
      <text:p text:style-name="P6">SELECT numcom, SUM(priuni*qtecde) as "Total"</text:p>
      <text:p text:style-name="P6">FROM ligcom</text:p>
      <text:p text:style-name="P6">GROUP BY numcom</text:p>
      <text:p text:style-name="P6">ORDER BY Total DESC</text:p>
      <text:p text:style-name="P6"/>
      <text:p text:style-name="P7">9.</text:p>
      <text:p text:style-name="P7">SELECT numcom, SUM(qtecde*priuni) as "Total"</text:p>
      <text:p text:style-name="P7">FROM ligcom</text:p>
      <text:p text:style-name="P7">WHERE qtecde&lt;1000</text:p>
      <text:p text:style-name="P7">GROUP BY numcom</text:p>
      <text:p text:style-name="P7">HAVING Total &gt; 10000</text:p>
      <text:p text:style-name="P7"/>
      <text:p text:style-name="P8">10.</text:p>
      <text:p text:style-name="P8">SELECT nomfou, numcom, datcom</text:p>
      <text:p text:style-name="P8">FROM entcom</text:p>
      <text:p text:style-name="P8">JOIN fournis</text:p>
      <text:p text:style-name="P8">ON entcom.numfou = fournis.numfou</text:p>
      <text:p text:style-name="P8">ORDER BY nomfou ASC</text:p>
      <text:p text:style-name="P8"/>
      <text:p text:style-name="P8">11.</text:p>
      <text:p text:style-name="P8">SELECT entcom.numcom, fournis.nomfou, produit.libart, entcom.obscom, ligcom.priuni*ligcom.qtecde as "Sous total"</text:p>
      <text:p text:style-name="P8">FROM entcom</text:p>
      <text:p text:style-name="P8">JOIN fournis</text:p>
      <text:p text:style-name="P8">ON entcom.numfou = fournis.numfou</text:p>
      <text:p text:style-name="P8">JOIN ligcom</text:p>
      <text:p text:style-name="P8">ON ligcom.numcom = entcom.numcom</text:p>
      <text:p text:style-name="P8">JOIN produit</text:p>
      <text:p text:style-name="P8">ON produit.codart = ligcom.codart</text:p>
      <text:p text:style-name="P8">WHERE entcom.obscom LIKE "%urgent%"</text:p>
      <text:p text:style-name="P8"/>
      <text:p text:style-name="P9">12.</text:p>
      <text:p text:style-name="P9">SELECT fournis.nomfou, ligcom.qtecde, ligcom.qteliv</text:p>
      <text:p text:style-name="P9">FROM fournis</text:p>
      <text:p text:style-name="P9">JOIN entcom</text:p>
      <text:p text:style-name="P9">ON fournis.numfou = entcom.numfou</text:p>
      <text:p text:style-name="P9">JOIN ligcom</text:p>
      <text:p text:style-name="P9">ON entcom.numcom = ligcom.numcom</text:p>
      <text:p text:style-name="P9">WHERE qtecde &gt; qteliv</text:p>
      <text:p text:style-name="P9"/>
      <text:p text:style-name="P9">SELECT fournis.nomfou, ligcom.qtecde, ligcom.qteliv</text:p>
      <text:p text:style-name="P9">FROM fournis</text:p>
      <text:p text:style-name="P9">JOIN entcom</text:p>
      <text:p text:style-name="P9">ON fournis.numfou = entcom.numfou</text:p>
      <text:p text:style-name="P9">JOIN ligcom</text:p>
      <text:p text:style-name="P9">ON entcom.numcom = ligcom.numcom</text:p>
      <text:p text:style-name="P9">WHERE qtecde-qteliv &gt; 0</text:p>
      <text:p text:style-name="P9"/>
      <text:p text:style-name="P10">13.</text:p>
      <text:p text:style-name="P10">SELECT entcom.numcom, entcom.datcom, entcom.numfou</text:p>
      <text:p text:style-name="P10">FROM entcom</text:p>
      <text:p text:style-name="P10"><text:soft-page-break/>WHERE numfou = (SELECT numfou</text:p>
      <text:p text:style-name="P10"><text:s text:c="16"/>FROM entcom</text:p>
      <text:p text:style-name="P10"><text:s text:c="16"/>WHERE numcom = 70210)</text:p>
      <text:p text:style-name="P10"/>
      <text:p text:style-name="P11">14.</text:p>
      <text:p text:style-name="P11">SELECT produit.libart, vente.prix1</text:p>
      <text:p text:style-name="P11">FROM produit</text:p>
      <text:p text:style-name="P11">JOIN vente</text:p>
      <text:p text:style-name="P11">ON produit.codart = vente.codart</text:p>
      <text:p text:style-name="P11">WHERE vente.prix1 &lt; (SELECT MIN(vente.prix1)</text:p>
      <text:p text:style-name="P11"><text:s text:c="21"/>FROM produit</text:p>
      <text:p text:style-name="P11"><text:s text:c="21"/>JOIN vente</text:p>
      <text:p text:style-name="P11"><text:s text:c="21"/>ON produit.codart = vente.codart</text:p>
      <text:p text:style-name="P11"><text:s text:c="21"/>WHERE produit.libart LIKE "r%")</text:p>
      <text:p text:style-name="P11"/>
      <text:p text:style-name="P12">15,</text:p>
      <text:p text:style-name="P12">SELECT produit.libart, fournis.nomfou</text:p>
      <text:p text:style-name="P12">FROM fournis</text:p>
      <text:p text:style-name="P12">JOIN entcom</text:p>
      <text:p text:style-name="P12">ON fournis.numfou = entcom.numfou</text:p>
      <text:p text:style-name="P12">JOIN ligcom</text:p>
      <text:p text:style-name="P12">ON entcom.numcom = ligcom.numcom</text:p>
      <text:p text:style-name="P12">JOIN produit</text:p>
      <text:p text:style-name="P12">ON produit.codart = ligcom.codart</text:p>
      <text:p text:style-name="P12">WHERE produit.stkphy &lt;= produit.stkale*1.5</text:p>
      <text:p text:style-name="P12">ORDER BY produit.libart ASC, fournis.nomfou DESC</text:p>
      <text:p text:style-name="P12"/>
      <text:p text:style-name="P13">16,</text:p>
      <text:p text:style-name="P13">SELECT fournis.nomfou, produit.libart</text:p>
      <text:p text:style-name="P13">FROM fournis</text:p>
      <text:p text:style-name="P13">JOIN entcom</text:p>
      <text:p text:style-name="P13">ON fournis.numfou = entcom.numfou</text:p>
      <text:p text:style-name="P13">JOIN ligcom</text:p>
      <text:p text:style-name="P13">ON entcom.numcom = ligcom.numcom</text:p>
      <text:p text:style-name="P13">JOIN produit</text:p>
      <text:p text:style-name="P13">ON produit.codart = ligcom.codart</text:p>
      <text:p text:style-name="P13">JOIN vente</text:p>
      <text:p text:style-name="P13">ON vente.codart = produit.codart</text:p>
      <text:p text:style-name="P13">WHERE produit.stkphy &lt;= produit.stkale*1.5 AND vente.delliv &lt; 31</text:p>
      <text:p text:style-name="P13">ORDER BY fournis.nomfou DESC, produit.libart ASC</text:p>
      <text:p text:style-name="P13"/>
      <text:p text:style-name="P14">17.</text:p>
      <text:p text:style-name="P14">SELECT fournis.nomfou, produit.libart, SUM(produit.stkale)</text:p>
      <text:p text:style-name="P14">FROM fournis</text:p>
      <text:p text:style-name="P14">JOIN entcom</text:p>
      <text:p text:style-name="P14">ON fournis.numfou = entcom.numfou</text:p>
      <text:p text:style-name="P14">JOIN ligcom</text:p>
      <text:p text:style-name="P14">ON entcom.numcom = ligcom.numcom</text:p>
      <text:p text:style-name="P14">JOIN produit</text:p>
      <text:p text:style-name="P14">ON produit.codart = ligcom.codart</text:p>
      <text:p text:style-name="P14">JOIN vente</text:p>
      <text:p text:style-name="P14">ON vente.codart = produit.codart</text:p>
      <text:p text:style-name="P14"><text:soft-page-break/>WHERE produit.stkphy &lt;= produit.stkale*1.5 AND vente.delliv &lt; 31</text:p>
      <text:p text:style-name="P14">GROUP BY fournis.nomfou</text:p>
      <text:p text:style-name="P14"/>
      <text:p text:style-name="P15">18.</text:p>
      <text:p text:style-name="P15">SELECT produit.libart</text:p>
      <text:p text:style-name="P15">FROM produit</text:p>
      <text:p text:style-name="P15">WHERE produit.qteann &gt; 0.9*produit.stkale</text:p>
      <text:p text:style-name="P15"/>
      <text:p text:style-name="P15">19.</text:p>
      <text:p text:style-name="P15">SELECT fournis.nomfou, SUM((ligcom.qtecde*ligcom.priuni)/(1.20)) AS CA</text:p>
      <text:p text:style-name="P15">FROM fournis</text:p>
      <text:p text:style-name="P15">JOIN entcom</text:p>
      <text:p text:style-name="P15">ON fournis.numfou = entcom.numfou</text:p>
      <text:p text:style-name="P15">JOIN ligcom</text:p>
      <text:p text:style-name="P15">ON entcom.numcom = ligcom.numcom</text:p>
      <text:p text:style-name="P15">JOIN produit</text:p>
      <text:p text:style-name="P15">ON produit.codart = ligcom.codart</text:p>
      <text:p text:style-name="P15">JOIN vente</text:p>
      <text:p text:style-name="P15">ON vente.codart = produit.codart</text:p>
      <text:p text:style-name="P15">GROUP BY fournis.nomfo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09:41:17.665264173</meta:creation-date>
    <dc:date>2023-03-01T09:52:04.809665971</dc:date>
    <meta:editing-duration>PT1H12M4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154" meta:word-count="464" meta:character-count="3569" meta:non-whitespace-character-count="3140"/>
  </office:meta>
</office:document-meta>
</file>